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73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4.221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ne_cust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column table:style-name="co7" table:number-columns-repeated="2" table:default-cell-style-name="Default"/>
        <table:table-column table:style-name="co7" table:number-columns-repeated="5" table:default-cell-style-name="ce1"/>
        <table:table-row table:style-name="ro1">
          <table:table-cell office:value-type="string" calcext:value-type="string">
            <text:p>item_name</text:p>
          </table:table-cell>
          <table:table-cell office:value-type="string" calcext:value-type="string">
            <text:p>item_category</text:p>
          </table:table-cell>
          <table:table-cell office:value-type="string" calcext:value-type="string">
            <text:p>designation</text:p>
          </table:table-cell>
          <table:table-cell table:style-name="Default" office:value-type="string" calcext:value-type="string">
            <text:p>max_i_ka</text:p>
          </table:table-cell>
          <table:table-cell table:style-name="ce1" office:value-type="string" calcext:value-type="string">
            <text:p>conductor_material</text:p>
          </table:table-cell>
          <table:table-cell office:value-type="string" calcext:value-type="string">
            <text:p>conductor_cross_section</text:p>
          </table:table-cell>
          <table:table-cell table:style-name="ce1" office:value-type="string" calcext:value-type="string">
            <text:p>dims_dia</text:p>
          </table:table-cell>
          <table:table-cell/>
          <table:table-cell table:style-name="Default" table:number-columns-repeated="5"/>
        </table:table-row>
        <table:table-row table:style-name="ro1">
          <table:table-cell table:formula="of:=[.B2] &amp; &quot; &quot; &amp; [.I2] &amp; &quot; (&quot; &amp;[.F2]&amp;&quot;)&quot;" office:value-type="string" office:string-value="ACSR Mole (10)" calcext:value-type="string">
            <text:p>ACSR Mole (10)</text:p>
          </table:table-cell>
          <table:table-cell office:value-type="string" calcext:value-type="string">
            <text:p>ACSR</text:p>
          </table:table-cell>
          <table:table-cell table:formula="of:=[.A2]" office:value-type="string" office:string-value="ACSR Mole (10)" calcext:value-type="string">
            <text:p>ACSR Mole (10)</text:p>
          </table:table-cell>
          <table:table-cell table:formula="of:=[.J2]/1000" office:value-type="float" office:value="0.09" calcext:value-type="float">
            <text:p>0.09</text:p>
          </table:table-cell>
          <table:table-cell office:value-type="string" calcext:value-type="string">
            <text:p>Aluminium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string" calcext:value-type="string">
            <text:p>Mole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formula="of:=[.B3] &amp; &quot; &quot; &amp; [.I3] &amp; &quot; (&quot; &amp;[.F3]&amp;&quot;)&quot;" office:value-type="string" office:string-value="ACSR Rose (18)" calcext:value-type="string">
            <text:p>ACSR Rose (18)</text:p>
          </table:table-cell>
          <table:table-cell office:value-type="string" calcext:value-type="string">
            <text:p>ACSR</text:p>
          </table:table-cell>
          <table:table-cell table:formula="of:=[.A3]" office:value-type="string" office:string-value="ACSR Rose (18)" calcext:value-type="string">
            <text:p>ACSR Rose (18)</text:p>
          </table:table-cell>
          <table:table-cell table:formula="of:=[.J3]/1000" office:value-type="float" office:value="0.1" calcext:value-type="float">
            <text:p>0.1</text:p>
          </table:table-cell>
          <table:table-cell office:value-type="string" calcext:value-type="string">
            <text:p>Aluminium</text:p>
          </table:table-cell>
          <table:table-cell office:value-type="float" office:value="18" calcext:value-type="float">
            <text:p>18</text:p>
          </table:table-cell>
          <table:table-cell office:value-type="float" office:value="5.88" calcext:value-type="float">
            <text:p>5.88</text:p>
          </table:table-cell>
          <table:table-cell/>
          <table:table-cell office:value-type="string" calcext:value-type="string">
            <text:p>Rose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formula="of:=[.B4] &amp; &quot; &quot; &amp; [.I4] &amp; &quot; (&quot; &amp;[.F4]&amp;&quot;)&quot;" office:value-type="string" office:string-value="ACSR Squirrel (20)" calcext:value-type="string">
            <text:p>ACSR Squirrel (20)</text:p>
          </table:table-cell>
          <table:table-cell office:value-type="string" calcext:value-type="string">
            <text:p>ACSR</text:p>
          </table:table-cell>
          <table:table-cell table:formula="of:=[.A4]" office:value-type="string" office:string-value="ACSR Squirrel (20)" calcext:value-type="string">
            <text:p>ACSR Squirrel (20)</text:p>
          </table:table-cell>
          <table:table-cell table:formula="of:=[.J4]/1000" office:value-type="float" office:value="0.13" calcext:value-type="float">
            <text:p>0.13</text:p>
          </table:table-cell>
          <table:table-cell office:value-type="string" calcext:value-type="string">
            <text:p>Aluminium</text:p>
          </table:table-cell>
          <table:table-cell office:value-type="float" office:value="20" calcext:value-type="float">
            <text:p>20</text:p>
          </table:table-cell>
          <table:table-cell office:value-type="float" office:value="6.33" calcext:value-type="float">
            <text:p>6.33</text:p>
          </table:table-cell>
          <table:table-cell/>
          <table:table-cell office:value-type="string" calcext:value-type="string">
            <text:p>Squirrel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table:formula="of:=[.B5] &amp; &quot; &quot; &amp; [.I5] &amp; &quot; (&quot; &amp;[.F5]&amp;&quot;)&quot;" office:value-type="string" office:string-value="ACSR Weasel (30)" calcext:value-type="string">
            <text:p>ACSR Weasel (30)</text:p>
          </table:table-cell>
          <table:table-cell office:value-type="string" calcext:value-type="string">
            <text:p>ACSR</text:p>
          </table:table-cell>
          <table:table-cell table:formula="of:=[.A5]" office:value-type="string" office:string-value="ACSR Weasel (30)" calcext:value-type="string">
            <text:p>ACSR Weasel (30)</text:p>
          </table:table-cell>
          <table:table-cell table:formula="of:=[.J5]/1000" office:value-type="float" office:value="0.17" calcext:value-type="float">
            <text:p>0.17</text:p>
          </table:table-cell>
          <table:table-cell office:value-type="string" calcext:value-type="string">
            <text:p>Aluminium</text:p>
          </table:table-cell>
          <table:table-cell office:value-type="float" office:value="30" calcext:value-type="float">
            <text:p>30</text:p>
          </table:table-cell>
          <table:table-cell office:value-type="float" office:value="7.77" calcext:value-type="float">
            <text:p>7.77</text:p>
          </table:table-cell>
          <table:table-cell/>
          <table:table-cell office:value-type="string" calcext:value-type="string">
            <text:p>Weasel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table:formula="of:=[.B6] &amp; &quot; &quot; &amp; [.I6] &amp; &quot; (&quot; &amp;[.F6]&amp;&quot;)&quot;" office:value-type="string" office:string-value="ACSR Rabbit (50)" calcext:value-type="string">
            <text:p>ACSR Rabbit (50)</text:p>
          </table:table-cell>
          <table:table-cell office:value-type="string" calcext:value-type="string">
            <text:p>ACSR</text:p>
          </table:table-cell>
          <table:table-cell table:formula="of:=[.A6]" office:value-type="string" office:string-value="ACSR Rabbit (50)" calcext:value-type="string">
            <text:p>ACSR Rabbit (50)</text:p>
          </table:table-cell>
          <table:table-cell table:formula="of:=[.J6]/1000" office:value-type="float" office:value="0.24" calcext:value-type="float">
            <text:p>0.24</text:p>
          </table:table-cell>
          <table:table-cell office:value-type="string" calcext:value-type="string">
            <text:p>Aluminium</text:p>
          </table:table-cell>
          <table:table-cell office:value-type="float" office:value="50" calcext:value-type="float">
            <text:p>50</text:p>
          </table:table-cell>
          <table:table-cell office:value-type="float" office:value="10.05" calcext:value-type="float">
            <text:p>10.05</text:p>
          </table:table-cell>
          <table:table-cell/>
          <table:table-cell office:value-type="string" calcext:value-type="string">
            <text:p>Rabbit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table:formula="of:=[.B7] &amp; &quot; &quot; &amp; [.I7] &amp; &quot; (&quot; &amp;[.F7]&amp;&quot;)&quot;" office:value-type="string" office:string-value="ACSR Raccoon (80)" calcext:value-type="string">
            <text:p>ACSR Raccoon (80)</text:p>
          </table:table-cell>
          <table:table-cell office:value-type="string" calcext:value-type="string">
            <text:p>ACSR</text:p>
          </table:table-cell>
          <table:table-cell table:formula="of:=[.A7]" office:value-type="string" office:string-value="ACSR Raccoon (80)" calcext:value-type="string">
            <text:p>ACSR Raccoon (80)</text:p>
          </table:table-cell>
          <table:table-cell table:formula="of:=[.J7]/1000" office:value-type="float" office:value="0.3" calcext:value-type="float">
            <text:p>0.3</text:p>
          </table:table-cell>
          <table:table-cell office:value-type="string" calcext:value-type="string">
            <text:p>Aluminium</text:p>
          </table:table-cell>
          <table:table-cell office:value-type="float" office:value="80" calcext:value-type="float">
            <text:p>80</text:p>
          </table:table-cell>
          <table:table-cell office:value-type="float" office:value="12.27" calcext:value-type="float">
            <text:p>12.27</text:p>
          </table:table-cell>
          <table:table-cell/>
          <table:table-cell office:value-type="string" calcext:value-type="string">
            <text:p>Raccoon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formula="of:=[.B8] &amp; &quot; &quot; &amp; [.I8] &amp; &quot; (&quot; &amp;[.F8]&amp;&quot;)&quot;" office:value-type="string" office:string-value="ACSR Dog (100)" calcext:value-type="string">
            <text:p>ACSR Dog (100)</text:p>
          </table:table-cell>
          <table:table-cell office:value-type="string" calcext:value-type="string">
            <text:p>ACSR</text:p>
          </table:table-cell>
          <table:table-cell table:formula="of:=[.A8]" office:value-type="string" office:string-value="ACSR Dog (100)" calcext:value-type="string">
            <text:p>ACSR Dog (100)</text:p>
          </table:table-cell>
          <table:table-cell table:formula="of:=[.J8]/1000" office:value-type="float" office:value="0.36" calcext:value-type="float">
            <text:p>0.36</text:p>
          </table:table-cell>
          <table:table-cell office:value-type="string" calcext:value-type="string">
            <text:p>Aluminium</text:p>
          </table:table-cell>
          <table:table-cell office:value-type="float" office:value="100" calcext:value-type="float">
            <text:p>100</text:p>
          </table:table-cell>
          <table:table-cell office:value-type="float" office:value="14.15" calcext:value-type="float">
            <text:p>14.15</text:p>
          </table:table-cell>
          <table:table-cell/>
          <table:table-cell office:value-type="string" calcext:value-type="string">
            <text:p>Dog</text:p>
          </table:table-cell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table:formula="of:=[.B9] &amp; &quot; &quot; &amp; [.I9] &amp; &quot; (&quot; &amp;[.F9]&amp;&quot;)&quot;" office:value-type="string" office:string-value="ACSR Wolf (150)" calcext:value-type="string">
            <text:p>ACSR Wolf (150)</text:p>
          </table:table-cell>
          <table:table-cell office:value-type="string" calcext:value-type="string">
            <text:p>ACSR</text:p>
          </table:table-cell>
          <table:table-cell table:formula="of:=[.A9]" office:value-type="string" office:string-value="ACSR Wolf (150)" calcext:value-type="string">
            <text:p>ACSR Wolf (150)</text:p>
          </table:table-cell>
          <table:table-cell table:formula="of:=[.J9]/1000" office:value-type="float" office:value="0.47" calcext:value-type="float">
            <text:p>0.47</text:p>
          </table:table-cell>
          <table:table-cell office:value-type="string" calcext:value-type="string">
            <text:p>Aluminium</text:p>
          </table:table-cell>
          <table:table-cell office:value-type="float" office:value="150" calcext:value-type="float">
            <text:p>150</text:p>
          </table:table-cell>
          <table:table-cell office:value-type="float" office:value="18.13" calcext:value-type="float">
            <text:p>18.13</text:p>
          </table:table-cell>
          <table:table-cell/>
          <table:table-cell office:value-type="string" calcext:value-type="string">
            <text:p>Wolf</text:p>
          </table:table-cell>
          <table:table-cell office:value-type="float" office:value="470" calcext:value-type="float">
            <text:p>470</text:p>
          </table:table-cell>
          <table:table-cell table:number-columns-repeated="3"/>
        </table:table-row>
        <table:table-row table:style-name="ro1">
          <table:table-cell table:formula="of:=[.B10] &amp; &quot; &quot; &amp; [.I10] &amp; &quot; (&quot; &amp;[.F10]&amp;&quot;)&quot;" office:value-type="string" office:string-value="ACSR Panther (200)" calcext:value-type="string">
            <text:p>ACSR Panther (200)</text:p>
          </table:table-cell>
          <table:table-cell office:value-type="string" calcext:value-type="string">
            <text:p>ACSR</text:p>
          </table:table-cell>
          <table:table-cell table:formula="of:=[.A10]" office:value-type="string" office:string-value="ACSR Panther (200)" calcext:value-type="string">
            <text:p>ACSR Panther (200)</text:p>
          </table:table-cell>
          <table:table-cell table:formula="of:=[.J10]/1000" office:value-type="float" office:value="0.56" calcext:value-type="float">
            <text:p>0.56</text:p>
          </table:table-cell>
          <table:table-cell office:value-type="string" calcext:value-type="string">
            <text:p>Aluminium</text:p>
          </table:table-cell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Panther</text:p>
          </table:table-cell>
          <table:table-cell office:value-type="float" office:value="560" calcext:value-type="float">
            <text:p>560</text:p>
          </table:table-cell>
          <table:table-cell table:number-columns-repeated="3"/>
        </table:table-row>
        <table:table-row table:style-name="ro1">
          <table:table-cell table:formula="of:=[.B11] &amp; &quot; &quot; &amp; [.I11] &amp; &quot; (&quot; &amp;[.F11]&amp;&quot;)&quot;" office:value-type="string" office:string-value="ACSR Zebra (420)" calcext:value-type="string">
            <text:p>ACSR Zebra (420)</text:p>
          </table:table-cell>
          <table:table-cell office:value-type="string" calcext:value-type="string">
            <text:p>ACSR</text:p>
          </table:table-cell>
          <table:table-cell table:formula="of:=[.A11]" office:value-type="string" office:string-value="ACSR Zebra (420)" calcext:value-type="string">
            <text:p>ACSR Zebra (420)</text:p>
          </table:table-cell>
          <table:table-cell table:formula="of:=[.J11]/1000" office:value-type="float" office:value="0.86" calcext:value-type="float">
            <text:p>0.86</text:p>
          </table:table-cell>
          <table:table-cell office:value-type="string" calcext:value-type="string">
            <text:p>Aluminium</text:p>
          </table:table-cell>
          <table:table-cell office:value-type="float" office:value="420" calcext:value-type="float">
            <text:p>420</text:p>
          </table:table-cell>
          <table:table-cell office:value-type="float" office:value="28.62" calcext:value-type="float">
            <text:p>28.62</text:p>
          </table:table-cell>
          <table:table-cell/>
          <table:table-cell office:value-type="string" calcext:value-type="string">
            <text:p>Zebra</text:p>
          </table:table-cell>
          <table:table-cell office:value-type="float" office:value="860" calcext:value-type="float">
            <text:p>860</text:p>
          </table:table-cell>
          <table:table-cell table:number-columns-repeated="3"/>
        </table:table-row>
        <table:table-row table:style-name="ro1">
          <table:table-cell table:formula="of:=[.B12] &amp; &quot; &quot; &amp; [.I12] &amp; &quot; (&quot; &amp;[.F12]&amp;&quot;)&quot;" office:value-type="string" office:string-value="ACSR Moose (520)" calcext:value-type="string">
            <text:p>ACSR Moose (520)</text:p>
          </table:table-cell>
          <table:table-cell office:value-type="string" calcext:value-type="string">
            <text:p>ACSR</text:p>
          </table:table-cell>
          <table:table-cell table:formula="of:=[.A12]" office:value-type="string" office:string-value="ACSR Moose (520)" calcext:value-type="string">
            <text:p>ACSR Moose (520)</text:p>
          </table:table-cell>
          <table:table-cell table:formula="of:=[.J12]/1000" office:value-type="float" office:value="0.98" calcext:value-type="float">
            <text:p>0.98</text:p>
          </table:table-cell>
          <table:table-cell office:value-type="string" calcext:value-type="string">
            <text:p>Aluminium</text:p>
          </table:table-cell>
          <table:table-cell office:value-type="float" office:value="520" calcext:value-type="float">
            <text:p>520</text:p>
          </table:table-cell>
          <table:table-cell office:value-type="float" office:value="31.77" calcext:value-type="float">
            <text:p>31.77</text:p>
          </table:table-cell>
          <table:table-cell/>
          <table:table-cell office:value-type="string" calcext:value-type="string">
            <text:p>Moose</text:p>
          </table:table-cell>
          <table:table-cell office:value-type="float" office:value="980" calcext:value-type="float">
            <text:p>98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<text:s/></text:p>
          </table:table-cell>
          <table:table-cell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2-12-04T01:16:15.589795107</dc:date>
    <dc:creator>Manu Varkey</dc:creator>
    <meta:editing-duration>PT29M5S</meta:editing-duration>
    <meta:editing-cycles>12</meta:editing-cycles>
    <meta:document-statistic meta:table-count="1" meta:cell-count="107" meta:object-count="0"/>
  </office:meta>
</office:document-meta>
</file>